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center" fo:margin-bottom="10.00pt"/>
    </style:style>
    <style:style style:name="P3" style:family="paragraph">
      <style:paragraph-properties fo:line-height="115.00%" fo:text-align="left" fo:margin-bottom="10.00pt"/>
    </style:style>
  </office:automatic-styles>
  <office:body>
    <office:text>
      <text:p text:style-name="P1"><text:span text:style-name="T1"><text:s text:c="2"/></text:span></text:p>
      <text:p text:style-name="P1"><text:span text:style-name="T1">Ref: SMIT/066/2020<text:s text:c="110"/>Date : 17 Dec,<text:s text:c="2"/>2020</text:span></text:p>
      <text:p text:style-name="P2"><text:span text:style-name="T2"/></text:p>
      <text:p text:style-name="P2"><text:span text:style-name="T3">LETTER OF COMMITMENT FOR CONTRACT</text:span></text:p>
      <text:p text:style-name="P3"><text:span text:style-name="T4">Dear Shivam,</text:span></text:p>
      <text:p text:style-name="P3"><text:span text:style-name="T4">You have agreed for a contract with the company for a period of 2 years starting Dec, 2020 ending<text:s/></text:span><text:span text:style-name="T5">Dec</text:span><text:span text:style-name="T6">, 2022. However, your services will continue after the end of contract period. If you decide to leave the company within the contract period, you shall pay Rs. 1,00,000 to the company for the breach of contract.</text:span></text:p>
      <text:p text:style-name="P3"><text:span text:style-name="T7"/></text:p>
      <text:p text:style-name="P3"><text:span text:style-name="T8">The company may terminate your employment with one month notice in writing or immediately without assigning any reason on payment of one month salary in lieu of notice.</text:span></text:p>
      <text:p text:style-name="P3"><text:span text:style-name="T9"/></text:p>
      <text:p text:style-name="P3"><text:span text:style-name="T10">If you decide to leave the company after the agreed period, you are required to give one month's prior notice in writing or forfeit one month's salary in lieu of notice.</text:span></text:p>
      <text:p text:style-name="P3"><text:span text:style-name="T11"/></text:p>
      <text:p text:style-name="P3"><text:span text:style-name="T12">You have agreed &amp; accepted that in any case, if you leave the company on your own accord, you will not join any other company, who is dealing, carrying business of same sector, for next 1 year from the date of leaving</text:span></text:p>
      <text:p text:style-name="P3"><text:span text:style-name="T12">Yours Faithfully,<text:tab/><text:s text:c="49"/></text:span></text:p>
      <text:p text:style-name="P3"><text:span text:style-name="T12">Office Management,</text:span></text:p>
      <text:p text:style-name="P3"><text:span text:style-name="T13"/></text:p>
      <text:p text:style-name="P3"><text:span text:style-name="T13"/></text:p>
      <text:p text:style-name="P3"><text:span text:style-name="T14"><text:s/>(I hereby accept the above terms)</text:span></text:p>
      <text:p text:style-name="P3"><text:span text:style-name="T1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